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area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 office:value-type="string">
            <text:p>Length.mm</text:p>
          </table:table-cell>
          <table:table-cell office:value-type="string">
            <text:p>age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3.3">
            <text:p>3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table:number-columns-repeated="2"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.5">
            <text:p>1,5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table:number-columns-repeated="2"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.1">
            <text:p>3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.6">
            <text:p>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1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4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4.2">
            <text:p>4,2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6">
            <text:p>1,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dle</text:p>
          </table:table-cell>
          <table:table-cell office:value-type="string">
            <text:p>mg23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.6">
            <text:p>1,6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high</text:p>
          </table:table-cell>
          <table:table-cell office:value-type="string">
            <text:p>mg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4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4</text:p>
          </table:table-cell>
          <table:table-cell table:number-columns-repeated="2"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4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8">
            <text:p>1,8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table:number-columns-repeated="2"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21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stuary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table:number-columns-repeated="2"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4">
            <text:p>1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6">
            <text:p>1,6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4">
            <text:p>1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5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5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5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ZRS</text:p>
          </table:table-cell>
          <table:table-cell office:value-type="string">
            <text:p>middle</text:p>
          </table:table-cell>
          <table:table-cell office:value-type="string">
            <text:p>mbb15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1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3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id-low</text:p>
          </table:table-cell>
          <table:table-cell office:value-type="string">
            <text:p>mg33</text:p>
          </table:table-cell>
          <table:table-cell office:value-type="float" office:value="3.4">
            <text:p>3,4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table:number-columns-repeated="5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2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mg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Sheet1.A1:Sheet1.I6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.00.0000</text:date>, <text:time style:data-style-name="N2" text:time-value="0000-00-00T18:03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6-18T11:53:00</meta:creation-date>
    <dc:date>2014-02-08T18:03:30</dc:date>
    <dc:creator>Sophia Nazarova</dc:creator>
    <meta:editing-duration>P4DT17H31M14S</meta:editing-duration>
    <meta:editing-cycles>68</meta:editing-cycles>
    <meta:generator>LibreOffice/3.6$Linux_X86_64 LibreOffice_project/360m1$Build-2</meta:generator>
    <meta:document-statistic meta:table-count="1" meta:cell-count="5940" meta:object-count="0"/>
  </office:meta>
</office:document-meta>
</file>